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IBM Plex Sans" svg:font-family="'IBM Plex Sans'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"/>
    <style:font-face style:name="inherit" svg:font-family="inherit"/>
    <style:font-face style:name="monospace" svg:font-family="monospace, courier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3" style:family="paragraph" style:list-style-name="L1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4" style:family="paragraph" style:parent-style-name="Text_20_body" style:list-style-name="L1">
      <style:text-properties style:font-name="Liberation Serif" fo:font-size="12pt" fo:font-style="normal" officeooo:paragraph-rsid="000a2d25" style:font-size-asian="12pt" style:font-style-asian="normal" style:font-size-complex="12pt" style:font-style-complex="normal"/>
    </style:style>
    <style:style style:name="P5" style:family="paragraph" style:parent-style-name="Text_20_body" style:list-style-name="L1">
      <style:text-properties style:font-name="Liberation Serif" fo:font-size="12pt" fo:font-style="normal" officeooo:paragraph-rsid="000b7c52" style:font-size-asian="12pt" style:font-style-asian="normal" style:font-size-complex="12pt" style:font-style-complex="normal"/>
    </style:style>
    <style:style style:name="P6" style:family="paragraph" style:parent-style-name="Text_20_body" style:list-style-name="L1">
      <style:text-properties style:font-name="Liberation Serif" fo:font-size="12pt" fo:font-style="normal" officeooo:rsid="000b7c52" officeooo:paragraph-rsid="000b7c52" style:font-size-asian="12pt" style:font-style-asian="normal" style:font-size-complex="12pt" style:font-style-complex="normal"/>
    </style:style>
    <style:style style:name="P7" style:family="paragraph" style:parent-style-name="Text_20_body" style:list-style-name="L1">
      <style:text-properties style:font-name="Liberation Serif" fo:font-size="12pt" fo:font-style="normal" officeooo:rsid="000ccb9c" officeooo:paragraph-rsid="000ccb9c" style:font-size-asian="12pt" style:font-style-asian="normal" style:font-size-complex="12pt" style:font-style-complex="normal"/>
    </style:style>
    <style:style style:name="P8" style:family="paragraph" style:parent-style-name="Text_20_body" style:list-style-name="L1">
      <style:text-properties style:font-name="Liberation Serif" fo:font-size="12pt" fo:font-style="normal" officeooo:rsid="000dd5d9" officeooo:paragraph-rsid="000dd5d9" style:font-size-asian="12pt" style:font-style-asian="normal" style:font-size-complex="12pt" style:font-style-complex="normal"/>
    </style:style>
    <style:style style:name="P9" style:family="paragraph" style:parent-style-name="Text_20_body" style:list-style-name="L1">
      <style:text-properties style:font-name="Liberation Serif" fo:font-size="12pt" fo:font-style="normal" officeooo:paragraph-rsid="000b7c52" style:font-size-asian="12pt" style:font-size-complex="12pt"/>
    </style:style>
    <style:style style:name="T1" style:family="text">
      <style:text-properties fo:font-variant="normal" fo:text-transform="none" fo:color="#161616" loext:opacity="100%" fo:letter-spacing="normal" fo:font-style="normal" fo:font-weight="normal" officeooo:rsid="000dd5d9" style:font-size-asian="12pt" style:font-style-asian="normal" style:font-size-complex="12pt" style:font-style-complex="normal" loext:padding="0cm" loext:border="none"/>
    </style:style>
    <style:style style:name="T2" style:family="text">
      <style:text-properties fo:font-variant="normal" fo:text-transform="none" fo:color="#161616" loext:opacity="100%" fo:letter-spacing="normal" fo:language="pt" fo:country="PT" fo:font-weight="normal" loext:padding="0cm" loext:border="none"/>
    </style:style>
    <style:style style:name="T3" style:family="text">
      <style:text-properties fo:font-variant="normal" fo:text-transform="none" fo:color="#161616" loext:opacity="100%" fo:letter-spacing="normal" fo:font-weight="normal"/>
    </style:style>
    <style:style style:name="T4" style:family="text">
      <style:text-properties fo:font-variant="normal" fo:text-transform="none" fo:color="#161616" loext:opacity="100%" fo:letter-spacing="normal" fo:font-weight="normal" loext:padding="0cm" loext:border="none"/>
    </style:style>
    <style:style style:name="T5" style:family="text">
      <style:text-properties fo:font-variant="normal" fo:text-transform="none" fo:color="#161616" loext:opacity="100%" fo:letter-spacing="normal" fo:font-weight="normal" officeooo:rsid="000a2d25" loext:padding="0cm" loext:border="none"/>
    </style:style>
    <style:style style:name="T6" style:family="text">
      <style:text-properties fo:font-variant="normal" fo:text-transform="none" fo:color="#161616" loext:opacity="100%" fo:letter-spacing="normal" fo:font-weight="normal" officeooo:rsid="000b7c52" loext:padding="0cm" loext:border="none"/>
    </style:style>
    <style:style style:name="T7" style:family="text">
      <style:text-properties fo:font-variant="normal" fo:text-transform="none" fo:color="#161616" loext:opacity="100%" fo:letter-spacing="normal" fo:font-weight="normal" officeooo:rsid="000b7c52" style:font-style-asian="normal" style:font-style-complex="normal" loext:padding="0cm" loext:border="none"/>
    </style:style>
    <style:style style:name="T8" style:family="text">
      <style:text-properties fo:font-variant="normal" fo:text-transform="none" fo:color="#161616" loext:opacity="100%" fo:letter-spacing="normal" fo:font-weight="normal" officeooo:rsid="000b8f26" loext:padding="0cm" loext:border="none"/>
    </style:style>
    <style:style style:name="T9" style:family="text">
      <style:text-properties fo:font-variant="normal" fo:text-transform="none" fo:color="#161616" loext:opacity="100%" fo:letter-spacing="normal" fo:font-weight="normal" officeooo:rsid="000ccb9c" loext:padding="0cm" loext:border="none"/>
    </style:style>
    <style:style style:name="T10" style:family="text">
      <style:text-properties fo:font-variant="normal" fo:text-transform="none" fo:color="#161616" loext:opacity="100%" fo:letter-spacing="normal" fo:font-weight="normal" officeooo:rsid="000dd5d9" loext:padding="0cm" loext:border="none"/>
    </style:style>
    <style:style style:name="T11" style:family="text">
      <style:text-properties fo:font-variant="normal" fo:text-transform="none" fo:color="#161616" loext:opacity="100%" style:font-name="Droid Sans Mono" fo:font-size="10.5pt" fo:letter-spacing="normal" fo:font-weight="normal" fo:background-color="#1e1e1e" loext:char-shading-value="0" loext:padding="0cm" loext:border="none"/>
    </style:style>
    <style:style style:name="T12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3" style:family="text">
      <style:text-properties officeooo:rsid="000a2d25"/>
    </style:style>
    <style:style style:name="T14" style:family="text">
      <style:text-properties officeooo:rsid="000b7c52"/>
    </style:style>
    <style:style style:name="T15" style:family="text">
      <style:text-properties officeooo:rsid="000dd5d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studo do código base do Trabalho de Redes</text:p>
      <text:p text:style-name="P2">1 Server</text:p>
      <text:p text:style-name="P2">O arquivo server.c será responsável por obter o nossos dados do cliente e trabalhá-los.</text:p>
      <text:list xml:id="list1439562626" text:style-name="L1">
        <text:list-item>
          <text:p text:style-name="Text_20_body">1.1 Bibliotecas utilizadas:</text:p>
          <text:list>
            <text:list-item>
              <text:p text:style-name="Text_20_body">1.1.1 stdio: Fornece códigos para entrada e saída padrão no c/c++ . <text:s/></text:p>
            </text:list-item>
            <text:list-item>
              <text:p text:style-name="Text_20_body">1.1.2 stdlib: Stdlib.h é um arquivo cabeçalho da biblioteca de propósito geral padrão da linguagem de programação C. Ela possui funções envolvendo alocação de memória, controle de processos, conversões e outras.</text:p>
            </text:list-item>
            <text:list-item>
              <text:p text:style-name="Text_20_body">1.1.3 unistd: unistd.h é o nome do arquivo de cabeçalho que fornece acesso à API do sistema operacional POSIX.</text:p>
            </text:list-item>
            <text:list-item>
              <text:p text:style-name="Text_20_body">1.1.4 errno: errno.h é um arquivo cabeçalho da biblioteca padrão da linguagem de programação C que fornece macros para identificar e relatar erros de execução através de códigos de erro.</text:p>
            </text:list-item>
            <text:list-item>
              <text:p text:style-name="P1"><text:span text:style-name="T12">1.1.5 string: A biblioteca </text:span><text:span text:style-name="Emphasis"><text:span text:style-name="T12">string</text:span></text:span><text:span text:style-name="T12">.</text:span><text:span text:style-name="Emphasis"><text:span text:style-name="T12">h </text:span></text:span><text:span text:style-name="T12">da linguagem C, contém uma série de funções para manipular strings.</text:span></text:p>
            </text:list-item>
            <text:list-item>
              <text:p text:style-name="P4"><text:span text:style-name="T13">1.1.6 sys/types: </text:span><text:span text:style-name="T3">O arquivo de cabeçalho sys/types.h define uma coleção de símbolos e estruturas de </text:span><text:span text:style-name="T4">typedef .</text:span></text:p>
            </text:list-item>
            <text:list-item>
              <text:p text:style-name="P4"><text:span text:style-name="T5">1.1.6 sys/socket:</text:span><text:span text:style-name="T2"> define macros para obter acesso às matrizes de dados nos dados auxiliares associados a um cabeçalho de mensagem.</text:span></text:p>
            </text:list-item>
            <text:list-item>
              <text:p text:style-name="Text_20_body">1.1.7 netinet/in: <text:span text:style-name="T14">define uma família de protocolos da internet.</text:span></text:p>
            </text:list-item>
            <text:list-item>
              <text:p text:style-name="Text_20_body">1.1.8 arpa/inet.h:</text:p>
            </text:list-item>
            <text:list-item>
              <text:p text:style-name="P5"><text:span text:style-name="T6">1.1.9 sys/wait: </text:span><text:span text:style-name="T4">declarações de espera</text:span></text:p>
            </text:list-item>
            <text:list-item>
              <text:p text:style-name="P5"><text:span text:style-name="T6">1.1.10 signal: </text:span><text:span text:style-name="T4">signal.h é um arquivo cabeçalho da biblioteca padrão da linguagem de programação C que contém protótipos para funções e definições para receber e manipular sinais.</text:span></text:p>
            </text:list-item>
          </text:list>
        </text:list-item>
        <text:list-item>
          <text:p text:style-name="P6"><text:span text:style-name="T4">1.2 Macros</text:span></text:p>
          <text:list>
            <text:list-item>
              <text:p text:style-name="P9"><text:span text:style-name="T7">1.2.1 MYPORT: </text:span><text:bookmark text:name="tw-target-text"/><text:span text:style-name="T2">os usuários da porta estarão se conectando.</text:span></text:p>
            </text:list-item>
            <text:list-item>
              <text:p text:style-name="P6"><text:span text:style-name="T4"><text:s/></text:span><text:span text:style-name="T8">1.2.2 MAXDATASIZE: tamanho máximo de bytes que </text:span><text:span text:style-name="T9">poderão ser obtidos de uma só vez.</text:span></text:p>
            </text:list-item>
            <text:list-item>
              <text:p text:style-name="P7"><text:span text:style-name="T4">1.2.3 </text:span><text:span text:style-name="T10">BACKLOG: quantas conexões pendentes a fila irá conter.</text:span></text:p>
            </text:list-item>
          </text:list>
        </text:list-item>
        <text:list-item>
          <text:p text:style-name="P1">1.3 <text:span text:style-name="T15">função </text:span>sigchld_handler: <text:span text:style-name="T15">recebe como parâmetro um inteiro </text:span></text:p>
        </text:list-item>
        <text:list-item>
          <text:p text:style-name="P8"><text:span text:style-name="T4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IBM Plex Sans" svg:font-family="'IBM Plex Sans'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"/>
    <style:font-face style:name="inherit" svg:font-family="inherit"/>
    <style:font-face style:name="monospace" svg:font-family="monospace, courie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7T14:47:01.788458230</meta:creation-date>
    <dc:date>2022-12-27T23:53:34.824998305</dc:date>
    <meta:editing-duration>PT8H33M4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275" meta:character-count="1665" meta:non-whitespace-character-count="1424"/>
  </office:meta>
</office:document-meta>
</file>